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4" calcext:value-type="date">
            <text:p>08/24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5" calcext:value-type="date">
            <text:p>08/25/15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5" calcext:value-type="date">
            <text:p>08/25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Begin work on registration data model unit test and class.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07:45:11.286796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24T07:49:10.898006254</dc:date>
    <meta:editing-duration>PT2H28M42S</meta:editing-duration>
    <meta:editing-cycles>22</meta:editing-cycles>
    <meta:generator>LibreOffice/4.2.8.2$Linux_X86_64 LibreOffice_project/420m0$Build-2</meta:generator>
    <meta:document-statistic meta:table-count="1" meta:cell-count="48" meta:object-count="0"/>
  </office:meta>
</office:document-meta>
</file>